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036cm" fo:min-width="2.04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93cm" fo:min-width="1.934cm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weight="bold"/>
    </style:style>
    <style:style style:name="P2" style:family="paragraph">
      <loext:graphic-properties draw:fill-color="#ffffff"/>
      <style:paragraph-properties fo:text-align="center"/>
      <style:text-properties fo:font-weight="bold"/>
    </style:style>
    <style:style style:name="P3" style:family="paragraph">
      <loext:graphic-properties draw:fill="none"/>
      <style:paragraph-properties fo:text-align="center"/>
      <style:text-properties fo:font-weight="bold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54cm" svg:height="2.286cm" svg:x="1.016cm" svg:y="2.54cm">
          <text:p text:style-name="P1">h1</text:p>
          <text:p text:style-name="P1">(5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286cm" svg:x="15.24cm" svg:y="2.54cm">
          <text:p text:style-name="P1">h2</text:p>
          <text:p text:style-name="P1">(6)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556cm" svg:y1="3.623cm" svg:x2="5.08cm" svg:y2="3.623cm">
          <text:p/>
        </draw:line>
        <draw:line draw:style-name="gr3" draw:text-style-name="P3" draw:layer="layout" svg:x1="7.112cm" svg:y1="3.048cm" svg:x2="8.382cm" svg:y2="2.54cm">
          <text:p/>
        </draw:line>
        <draw:line draw:style-name="gr3" draw:text-style-name="P3" draw:layer="layout" svg:x1="3.656cm" svg:y1="3.623cm" svg:x2="5.18cm" svg:y2="3.623cm">
          <text:p/>
        </draw:line>
        <draw:line draw:style-name="gr3" draw:text-style-name="P3" draw:layer="layout" svg:x1="10.514cm" svg:y1="5.08cm" svg:x2="11.784cm" svg:y2="4.572cm">
          <text:p/>
        </draw:line>
        <draw:line draw:style-name="gr3" draw:text-style-name="P3" draw:layer="layout" svg:x1="10.468cm" svg:y1="2.486cm" svg:x2="11.738cm" svg:y2="2.994cm">
          <text:p/>
        </draw:line>
        <draw:line draw:style-name="gr3" draw:text-style-name="P3" draw:layer="layout" svg:x1="7.212cm" svg:y1="4.372cm" svg:x2="8.482cm" svg:y2="4.88cm">
          <text:p/>
        </draw:line>
        <draw:custom-shape draw:style-name="gr4" draw:text-style-name="P2" draw:layer="layout" svg:width="2.286cm" svg:height="2.286cm" svg:x="5.18cm" svg:y="2.54cm">
          <text:p text:style-name="P1">s1</text:p>
          <text:p text:style-name="P1">(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286cm" svg:height="2.286cm" svg:x="8.282cm" svg:y="1.016cm">
          <text:p text:style-name="P1">s2</text:p>
          <text:p text:style-name="P1">(2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286cm" svg:height="2.286cm" svg:x="8.282cm" svg:y="4.372cm">
          <text:p text:style-name="P1">s3</text:p>
          <text:p text:style-name="P1">(3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286cm" svg:height="2.286cm" svg:x="11.43cm" svg:y="2.586cm">
          <text:p text:style-name="P1">s4</text:p>
          <text:p text:style-name="P1">(4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3.716cm" svg:y1="3.656cm" svg:x2="15.24cm" svg:y2="3.656cm">
          <text:p/>
        </draw:lin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0T17:15:04.742574389</meta:creation-date>
    <dc:date>2016-09-10T17:28:16.371481817</dc:date>
    <meta:editing-duration>PT5M8S</meta:editing-duration>
    <meta:editing-cycles>2</meta:editing-cycles>
    <meta:generator>LibreOffice/5.1.4.2$Linux_X86_64 LibreOffice_project/10m0$Build-2</meta:generator>
    <meta:document-statistic meta:object-count="36"/>
  </office:meta>
</office:document-meta>
</file>